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7 17:32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44</text:p>
          </table:table-cell>
          <table:table-cell office:value-type="float" office:value="2.506875" calcext:value-type="float">
            <text:p>2,506875</text:p>
          </table:table-cell>
        </table:table-row>
        <table:table-row table:style-name="ro1">
          <table:table-cell office:value-type="string" calcext:value-type="string">
            <text:p>2023-01-07 17:32:43</text:p>
          </table:table-cell>
          <table:table-cell office:value-type="float" office:value="73.8589" calcext:value-type="float">
            <text:p>73,8589</text:p>
          </table:table-cell>
        </table:table-row>
        <table:table-row table:style-name="ro1">
          <table:table-cell office:value-type="string" calcext:value-type="string">
            <text:p>2023-01-07 17:32:42</text:p>
          </table:table-cell>
          <table:table-cell office:value-type="float" office:value="75.7093" calcext:value-type="float">
            <text:p>75,7093</text:p>
          </table:table-cell>
        </table:table-row>
        <table:table-row table:style-name="ro1">
          <table:table-cell office:value-type="string" calcext:value-type="string">
            <text:p>2023-01-07 17:32:41</text:p>
          </table:table-cell>
          <table:table-cell office:value-type="float" office:value="33.13952" calcext:value-type="float">
            <text:p>33,13952</text:p>
          </table:table-cell>
        </table:table-row>
        <table:table-row table:style-name="ro1">
          <table:table-cell office:value-type="string" calcext:value-type="string">
            <text:p>2023-01-07 17:32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39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2023-01-07 17:32:38</text:p>
          </table:table-cell>
          <table:table-cell office:value-type="float" office:value="1.1841" calcext:value-type="float">
            <text:p>1,1841</text:p>
          </table:table-cell>
        </table:table-row>
        <table:table-row table:style-name="ro1">
          <table:table-cell office:value-type="string" calcext:value-type="string">
            <text:p>2023-01-07 17:32:37</text:p>
          </table:table-cell>
          <table:table-cell office:value-type="float" office:value="60.88145" calcext:value-type="float">
            <text:p>60,88145</text:p>
          </table:table-cell>
        </table:table-row>
        <table:table-row table:style-name="ro1">
          <table:table-cell office:value-type="string" calcext:value-type="string">
            <text:p>2023-01-07 17:32:36</text:p>
          </table:table-cell>
          <table:table-cell office:value-type="float" office:value="74.78925" calcext:value-type="float">
            <text:p>74,78925</text:p>
          </table:table-cell>
        </table:table-row>
        <table:table-row table:style-name="ro1">
          <table:table-cell office:value-type="string" calcext:value-type="string">
            <text:p>2023-01-07 17:32:35</text:p>
          </table:table-cell>
          <table:table-cell office:value-type="float" office:value="76.61235" calcext:value-type="float">
            <text:p>76,61235</text:p>
          </table:table-cell>
        </table:table-row>
        <table:table-row table:style-name="ro1">
          <table:table-cell office:value-type="string" calcext:value-type="string">
            <text:p>2023-01-07 17:32:34</text:p>
          </table:table-cell>
          <table:table-cell office:value-type="float" office:value="0.787925" calcext:value-type="float">
            <text:p>0,787925</text:p>
          </table:table-cell>
        </table:table-row>
        <table:table-row table:style-name="ro1">
          <table:table-cell office:value-type="string" calcext:value-type="string">
            <text:p>2023-01-07 17:32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32</text:p>
          </table:table-cell>
          <table:table-cell office:value-type="float" office:value="6.931425" calcext:value-type="float">
            <text:p>6,931425</text:p>
          </table:table-cell>
        </table:table-row>
        <table:table-row table:style-name="ro1">
          <table:table-cell office:value-type="string" calcext:value-type="string">
            <text:p>2023-01-07 17:32:31</text:p>
          </table:table-cell>
          <table:table-cell office:value-type="float" office:value="78.1611" calcext:value-type="float">
            <text:p>78,1611</text:p>
          </table:table-cell>
        </table:table-row>
        <table:table-row table:style-name="ro1">
          <table:table-cell office:value-type="string" calcext:value-type="string">
            <text:p>2023-01-07 17:32:30</text:p>
          </table:table-cell>
          <table:table-cell office:value-type="float" office:value="54.94003" calcext:value-type="float">
            <text:p>54,94003</text:p>
          </table:table-cell>
        </table:table-row>
        <table:table-row table:style-name="ro1">
          <table:table-cell office:value-type="string" calcext:value-type="string">
            <text:p>2023-01-07 17:32:29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7:32:28</text:p>
          </table:table-cell>
          <table:table-cell office:value-type="float" office:value="21.58472" calcext:value-type="float">
            <text:p>21,58472</text:p>
          </table:table-cell>
        </table:table-row>
        <table:table-row table:style-name="ro1">
          <table:table-cell office:value-type="string" calcext:value-type="string">
            <text:p>2023-01-07 17:32:27</text:p>
          </table:table-cell>
          <table:table-cell office:value-type="float" office:value="75.38317" calcext:value-type="float">
            <text:p>75,38317</text:p>
          </table:table-cell>
        </table:table-row>
        <table:table-row table:style-name="ro1">
          <table:table-cell office:value-type="string" calcext:value-type="string">
            <text:p>2023-01-07 17:32:26</text:p>
          </table:table-cell>
          <table:table-cell office:value-type="float" office:value="37.0398" calcext:value-type="float">
            <text:p>37,0398</text:p>
          </table:table-cell>
        </table:table-row>
        <table:table-row table:style-name="ro1">
          <table:table-cell office:value-type="string" calcext:value-type="string">
            <text:p>2023-01-07 17:32:25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7:32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23</text:p>
          </table:table-cell>
          <table:table-cell office:value-type="float" office:value="16.48065" calcext:value-type="float">
            <text:p>16,48065</text:p>
          </table:table-cell>
        </table:table-row>
        <table:table-row table:style-name="ro1">
          <table:table-cell office:value-type="string" calcext:value-type="string">
            <text:p>2023-01-07 17:32:22</text:p>
          </table:table-cell>
          <table:table-cell office:value-type="float" office:value="58.354" calcext:value-type="float">
            <text:p>58,354</text:p>
          </table:table-cell>
        </table:table-row>
        <table:table-row table:style-name="ro1">
          <table:table-cell office:value-type="string" calcext:value-type="string">
            <text:p>2023-01-07 17:32:21</text:p>
          </table:table-cell>
          <table:table-cell office:value-type="float" office:value="67.70902" calcext:value-type="float">
            <text:p>67,70902</text:p>
          </table:table-cell>
        </table:table-row>
        <table:table-row table:style-name="ro1">
          <table:table-cell office:value-type="string" calcext:value-type="string">
            <text:p>2023-01-07 17:32:20</text:p>
          </table:table-cell>
          <table:table-cell office:value-type="float" office:value="24.95932" calcext:value-type="float">
            <text:p>24,95932</text:p>
          </table:table-cell>
        </table:table-row>
        <table:table-row table:style-name="ro1">
          <table:table-cell office:value-type="string" calcext:value-type="string">
            <text:p>2023-01-07 17:32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18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2023-01-07 17:32:17</text:p>
          </table:table-cell>
          <table:table-cell office:value-type="float" office:value="49.0193" calcext:value-type="float">
            <text:p>49,0193</text:p>
          </table:table-cell>
        </table:table-row>
        <table:table-row table:style-name="ro1">
          <table:table-cell office:value-type="string" calcext:value-type="string">
            <text:p>2023-01-07 17:32:16</text:p>
          </table:table-cell>
          <table:table-cell office:value-type="float" office:value="71.88353" calcext:value-type="float">
            <text:p>71,88353</text:p>
          </table:table-cell>
        </table:table-row>
        <table:table-row table:style-name="ro1">
          <table:table-cell office:value-type="string" calcext:value-type="string">
            <text:p>2023-01-07 17:32:15</text:p>
          </table:table-cell>
          <table:table-cell office:value-type="float" office:value="33.97475" calcext:value-type="float">
            <text:p>33,97475</text:p>
          </table:table-cell>
        </table:table-row>
        <table:table-row table:style-name="ro1">
          <table:table-cell office:value-type="string" calcext:value-type="string">
            <text:p>2023-01-07 17:32:14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7:32:13</text:p>
          </table:table-cell>
          <table:table-cell office:value-type="float" office:value="12.055925" calcext:value-type="float">
            <text:p>12,055925</text:p>
          </table:table-cell>
        </table:table-row>
        <table:table-row table:style-name="ro1">
          <table:table-cell office:value-type="string" calcext:value-type="string">
            <text:p>2023-01-07 17:32:12</text:p>
          </table:table-cell>
          <table:table-cell office:value-type="float" office:value="76.81622" calcext:value-type="float">
            <text:p>76,81622</text:p>
          </table:table-cell>
        </table:table-row>
        <table:table-row table:style-name="ro1">
          <table:table-cell office:value-type="string" calcext:value-type="string">
            <text:p>2023-01-07 17:32:11</text:p>
          </table:table-cell>
          <table:table-cell office:value-type="float" office:value="59.7579" calcext:value-type="float">
            <text:p>59,7579</text:p>
          </table:table-cell>
        </table:table-row>
        <table:table-row table:style-name="ro1">
          <table:table-cell office:value-type="string" calcext:value-type="string">
            <text:p>2023-01-07 17:32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09</text:p>
          </table:table-cell>
          <table:table-cell office:value-type="float" office:value="2.54115" calcext:value-type="float">
            <text:p>2,54115</text:p>
          </table:table-cell>
        </table:table-row>
        <table:table-row table:style-name="ro1">
          <table:table-cell office:value-type="string" calcext:value-type="string">
            <text:p>2023-01-07 17:32:08</text:p>
          </table:table-cell>
          <table:table-cell office:value-type="float" office:value="72.34058" calcext:value-type="float">
            <text:p>72,34058</text:p>
          </table:table-cell>
        </table:table-row>
        <table:table-row table:style-name="ro1">
          <table:table-cell office:value-type="string" calcext:value-type="string">
            <text:p>2023-01-07 17:32:07</text:p>
          </table:table-cell>
          <table:table-cell office:value-type="float" office:value="71.35653" calcext:value-type="float">
            <text:p>71,35653</text:p>
          </table:table-cell>
        </table:table-row>
        <table:table-row table:style-name="ro1">
          <table:table-cell office:value-type="string" calcext:value-type="string">
            <text:p>2023-01-07 17:32:06</text:p>
          </table:table-cell>
          <table:table-cell office:value-type="float" office:value="7.195125" calcext:value-type="float">
            <text:p>7,195125</text:p>
          </table:table-cell>
        </table:table-row>
        <table:table-row table:style-name="ro1">
          <table:table-cell office:value-type="string" calcext:value-type="string">
            <text:p>2023-01-07 17:32:05</text:p>
          </table:table-cell>
          <table:table-cell office:value-type="float" office:value="0.001625" calcext:value-type="float">
            <text:p>0,001625</text:p>
          </table:table-cell>
        </table:table-row>
        <table:table-row table:style-name="ro1">
          <table:table-cell office:value-type="string" calcext:value-type="string">
            <text:p>2023-01-07 17:32:04</text:p>
          </table:table-cell>
          <table:table-cell office:value-type="float" office:value="2.2531" calcext:value-type="float">
            <text:p>2,2531</text:p>
          </table:table-cell>
        </table:table-row>
        <table:table-row table:style-name="ro1">
          <table:table-cell office:value-type="string" calcext:value-type="string">
            <text:p>2023-01-07 17:32:03</text:p>
          </table:table-cell>
          <table:table-cell office:value-type="float" office:value="79.91772" calcext:value-type="float">
            <text:p>79,91772</text:p>
          </table:table-cell>
        </table:table-row>
        <table:table-row table:style-name="ro1">
          <table:table-cell office:value-type="string" calcext:value-type="string">
            <text:p>2023-01-07 17:32:02</text:p>
          </table:table-cell>
          <table:table-cell office:value-type="float" office:value="72.12238" calcext:value-type="float">
            <text:p>72,12238</text:p>
          </table:table-cell>
        </table:table-row>
        <table:table-row table:style-name="ro1">
          <table:table-cell office:value-type="string" calcext:value-type="string">
            <text:p>2023-01-07 17:32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2: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7:31:59</text:p>
          </table:table-cell>
          <table:table-cell office:value-type="float" office:value="35.25058" calcext:value-type="float">
            <text:p>35,25058</text:p>
          </table:table-cell>
        </table:table-row>
        <table:table-row table:style-name="ro1">
          <table:table-cell office:value-type="string" calcext:value-type="string">
            <text:p>2023-01-07 17:31:58</text:p>
          </table:table-cell>
          <table:table-cell office:value-type="float" office:value="78.31167" calcext:value-type="float">
            <text:p>78,31167</text:p>
          </table:table-cell>
        </table:table-row>
        <table:table-row table:style-name="ro1">
          <table:table-cell office:value-type="string" calcext:value-type="string">
            <text:p>2023-01-07 17:31:57</text:p>
          </table:table-cell>
          <table:table-cell office:value-type="float" office:value="59.68428" calcext:value-type="float">
            <text:p>59,68428</text:p>
          </table:table-cell>
        </table:table-row>
        <table:table-row table:style-name="ro1">
          <table:table-cell office:value-type="string" calcext:value-type="string">
            <text:p>2023-01-07 17:31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55</text:p>
          </table:table-cell>
          <table:table-cell office:value-type="float" office:value="0.001525" calcext:value-type="float">
            <text:p>0,001525</text:p>
          </table:table-cell>
        </table:table-row>
        <table:table-row table:style-name="ro1">
          <table:table-cell office:value-type="string" calcext:value-type="string">
            <text:p>2023-01-07 17:31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53</text:p>
          </table:table-cell>
          <table:table-cell office:value-type="float" office:value="0.022225" calcext:value-type="float">
            <text:p>0,022225</text:p>
          </table:table-cell>
        </table:table-row>
        <table:table-row table:style-name="ro1">
          <table:table-cell office:value-type="string" calcext:value-type="string">
            <text:p>2023-01-07 17:31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1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29: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  <table:table-cell office:value-type="string" calcext:value-type="string">
            <text:p>average last cpu usage</text:p>
          </table:table-cell>
        </table:table-row>
        <table:table-row table:style-name="ro1">
          <table:table-cell office:value-type="float" office:value="35.25058" calcext:value-type="float">
            <text:p>35,25058</text:p>
          </table:table-cell>
          <table:table-cell office:value-type="float" office:value="2.2531" calcext:value-type="float">
            <text:p>2,2531</text:p>
          </table:table-cell>
          <table:table-cell office:value-type="float" office:value="2.54115" calcext:value-type="float">
            <text:p>2,54115</text:p>
          </table:table-cell>
          <table:table-cell office:value-type="float" office:value="12.055925" calcext:value-type="float">
            <text:p>12,055925</text:p>
          </table:table-cell>
          <table:table-cell office:value-type="float" office:value="49.0193" calcext:value-type="float">
            <text:p>49,0193</text:p>
          </table:table-cell>
          <table:table-cell office:value-type="float" office:value="16.48065" calcext:value-type="float">
            <text:p>16,48065</text:p>
          </table:table-cell>
          <table:table-cell office:value-type="float" office:value="21.58472" calcext:value-type="float">
            <text:p>21,58472</text:p>
          </table:table-cell>
          <table:table-cell office:value-type="float" office:value="6.931425" calcext:value-type="float">
            <text:p>6,931425</text:p>
          </table:table-cell>
          <table:table-cell office:value-type="float" office:value="1.1841" calcext:value-type="float">
            <text:p>1,1841</text:p>
          </table:table-cell>
          <table:table-cell office:value-type="float" office:value="2.506875" calcext:value-type="float">
            <text:p>2,506875</text:p>
          </table:table-cell>
          <table:table-cell/>
          <table:table-cell table:formula="of:=AVERAGE([.A13:.J13])" office:value-type="float" office:value="75.284466" calcext:value-type="float">
            <text:p>75,284466</text:p>
          </table:table-cell>
          <table:table-cell table:formula="of:=MAX([.A2:.J7])" office:value-type="float" office:value="79.91772" calcext:value-type="float">
            <text:p>79,91772</text:p>
          </table:table-cell>
          <table:table-cell table:formula="of:=AVERAGEIF([$Sheet1.B7:.B71];&quot;&gt;1&quot;)" office:value-type="float" office:value="47.7854623529412" calcext:value-type="float">
            <text:p>47,7854623529412</text:p>
          </table:table-cell>
          <table:table-cell table:formula="of:=AVERAGE([.A2:.J6])" office:value-type="float" office:value="47.7854623529412" calcext:value-type="float">
            <text:p>47,7854623529412</text:p>
          </table:table-cell>
          <table:table-cell/>
          <table:table-cell office:value-type="string" calcext:value-type="string">
            <text:p>3-4</text:p>
          </table:table-cell>
          <table:table-cell table:formula="of:=AVERAGE([.A2:.J2])" office:value-type="float" office:value="14.9807825" calcext:value-type="float">
            <text:p>14,9807825</text:p>
          </table:table-cell>
        </table:table-row>
        <table:table-row table:style-name="ro1">
          <table:table-cell office:value-type="float" office:value="78.31167" calcext:value-type="float">
            <text:p>78,31167</text:p>
          </table:table-cell>
          <table:table-cell office:value-type="float" office:value="79.91772" calcext:value-type="float">
            <text:p>79,91772</text:p>
          </table:table-cell>
          <table:table-cell office:value-type="float" office:value="72.34058" calcext:value-type="float">
            <text:p>72,34058</text:p>
          </table:table-cell>
          <table:table-cell office:value-type="float" office:value="76.81622" calcext:value-type="float">
            <text:p>76,81622</text:p>
          </table:table-cell>
          <table:table-cell office:value-type="float" office:value="71.88353" calcext:value-type="float">
            <text:p>71,88353</text:p>
          </table:table-cell>
          <table:table-cell office:value-type="float" office:value="58.354" calcext:value-type="float">
            <text:p>58,354</text:p>
          </table:table-cell>
          <table:table-cell office:value-type="float" office:value="75.38317" calcext:value-type="float">
            <text:p>75,38317</text:p>
          </table:table-cell>
          <table:table-cell office:value-type="float" office:value="78.1611" calcext:value-type="float">
            <text:p>78,1611</text:p>
          </table:table-cell>
          <table:table-cell office:value-type="float" office:value="60.88145" calcext:value-type="float">
            <text:p>60,88145</text:p>
          </table:table-cell>
          <table:table-cell office:value-type="float" office:value="73.8589" calcext:value-type="float">
            <text:p>73,8589</text:p>
          </table:table-cell>
          <table:table-cell table:number-columns-repeated="8"/>
        </table:table-row>
        <table:table-row table:style-name="ro1">
          <table:table-cell office:value-type="float" office:value="59.68428" calcext:value-type="float">
            <text:p>59,68428</text:p>
          </table:table-cell>
          <table:table-cell office:value-type="float" office:value="72.12238" calcext:value-type="float">
            <text:p>72,12238</text:p>
          </table:table-cell>
          <table:table-cell office:value-type="float" office:value="71.35653" calcext:value-type="float">
            <text:p>71,35653</text:p>
          </table:table-cell>
          <table:table-cell office:value-type="float" office:value="59.7579" calcext:value-type="float">
            <text:p>59,7579</text:p>
          </table:table-cell>
          <table:table-cell office:value-type="float" office:value="33.97475" calcext:value-type="float">
            <text:p>33,97475</text:p>
          </table:table-cell>
          <table:table-cell office:value-type="float" office:value="67.70902" calcext:value-type="float">
            <text:p>67,70902</text:p>
          </table:table-cell>
          <table:table-cell office:value-type="float" office:value="37.0398" calcext:value-type="float">
            <text:p>37,0398</text:p>
          </table:table-cell>
          <table:table-cell office:value-type="float" office:value="54.94003" calcext:value-type="float">
            <text:p>54,94003</text:p>
          </table:table-cell>
          <table:table-cell office:value-type="float" office:value="74.78925" calcext:value-type="float">
            <text:p>74,78925</text:p>
          </table:table-cell>
          <table:table-cell office:value-type="float" office:value="75.7093" calcext:value-type="float">
            <text:p>75,70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.195125" calcext:value-type="float">
            <text:p>7,195125</text:p>
          </table:table-cell>
          <table:table-cell table:number-columns-repeated="2"/>
          <table:table-cell office:value-type="float" office:value="24.95932" calcext:value-type="float">
            <text:p>24,95932</text:p>
          </table:table-cell>
          <table:table-cell table:number-columns-repeated="2"/>
          <table:table-cell office:value-type="float" office:value="76.61235" calcext:value-type="float">
            <text:p>76,61235</text:p>
          </table:table-cell>
          <table:table-cell office:value-type="float" office:value="33.13952" calcext:value-type="float">
            <text:p>33,13952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formula="of:=AVERAGE([.A2:.A5])" office:value-type="float" office:value="57.7488433333333" calcext:value-type="float">
            <text:p>57,7488433333333</text:p>
          </table:table-cell>
          <table:table-cell table:formula="of:=AVERAGE([.B2:.B5])" office:value-type="float" office:value="51.4310666666667" calcext:value-type="float">
            <text:p>51,4310666666667</text:p>
          </table:table-cell>
          <table:table-cell table:formula="of:=AVERAGE([.C2:.C5])" office:value-type="float" office:value="38.35834625" calcext:value-type="float">
            <text:p>38,35834625</text:p>
          </table:table-cell>
          <table:table-cell table:formula="of:=AVERAGE([.D2:.D5])" office:value-type="float" office:value="49.5433483333333" calcext:value-type="float">
            <text:p>49,5433483333333</text:p>
          </table:table-cell>
          <table:table-cell table:formula="of:=AVERAGE([.E2:.E5])" office:value-type="float" office:value="51.62586" calcext:value-type="float">
            <text:p>51,62586</text:p>
          </table:table-cell>
          <table:table-cell table:formula="of:=AVERAGE([.F2:.F5])" office:value-type="float" office:value="41.8757475" calcext:value-type="float">
            <text:p>41,8757475</text:p>
          </table:table-cell>
          <table:table-cell table:formula="of:=AVERAGE([.G2:.G5])" office:value-type="float" office:value="44.66923" calcext:value-type="float">
            <text:p>44,66923</text:p>
          </table:table-cell>
          <table:table-cell table:formula="of:=AVERAGE([.H2:.H5])" office:value-type="float" office:value="46.6775183333333" calcext:value-type="float">
            <text:p>46,6775183333333</text:p>
          </table:table-cell>
          <table:table-cell table:formula="of:=AVERAGE([.I2:.I5])" office:value-type="float" office:value="53.3667875" calcext:value-type="float">
            <text:p>53,3667875</text:p>
          </table:table-cell>
          <table:table-cell table:formula="of:=AVERAGE([.J2:.J5])" office:value-type="float" office:value="46.30364875" calcext:value-type="float">
            <text:p>46,30364875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8"/>
        </table:table-row>
        <table:table-row table:style-name="ro1">
          <table:table-cell table:formula="of:=MAX([.A2:.A5])" office:value-type="float" office:value="78.31167" calcext:value-type="float">
            <text:p>78,31167</text:p>
          </table:table-cell>
          <table:table-cell table:formula="of:=MAX([.B2:.B5])" office:value-type="float" office:value="79.91772" calcext:value-type="float">
            <text:p>79,91772</text:p>
          </table:table-cell>
          <table:table-cell table:formula="of:=MAX([.C2:.C5])" office:value-type="float" office:value="72.34058" calcext:value-type="float">
            <text:p>72,34058</text:p>
          </table:table-cell>
          <table:table-cell table:formula="of:=MAX([.D2:.D5])" office:value-type="float" office:value="76.81622" calcext:value-type="float">
            <text:p>76,81622</text:p>
          </table:table-cell>
          <table:table-cell table:formula="of:=MAX([.E2:.E5])" office:value-type="float" office:value="71.88353" calcext:value-type="float">
            <text:p>71,88353</text:p>
          </table:table-cell>
          <table:table-cell table:formula="of:=MAX([.F2:.F5])" office:value-type="float" office:value="67.70902" calcext:value-type="float">
            <text:p>67,70902</text:p>
          </table:table-cell>
          <table:table-cell table:formula="of:=MAX([.G2:.G5])" office:value-type="float" office:value="75.38317" calcext:value-type="float">
            <text:p>75,38317</text:p>
          </table:table-cell>
          <table:table-cell table:formula="of:=MAX([.H2:.H5])" office:value-type="float" office:value="78.1611" calcext:value-type="float">
            <text:p>78,1611</text:p>
          </table:table-cell>
          <table:table-cell table:formula="of:=MAX([.I2:.I5])" office:value-type="float" office:value="76.61235" calcext:value-type="float">
            <text:p>76,61235</text:p>
          </table:table-cell>
          <table:table-cell table:formula="of:=MAX([.J2:.J5])" office:value-type="float" office:value="75.7093" calcext:value-type="float">
            <text:p>75,70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24:28.547185857</meta:creation-date>
    <dc:date>2023-01-09T23:41:41.115652556</dc:date>
    <meta:editing-duration>PT1H23M57S</meta:editing-duration>
    <meta:editing-cycles>2</meta:editing-cycles>
    <meta:generator>LibreOffice/7.4.3.2$Linux_X86_64 LibreOffice_project/40$Build-2</meta:generator>
    <meta:document-statistic meta:table-count="2" meta:cell-count="458" meta:object-count="0"/>
  </office:meta>
</office:document-meta>
</file>